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5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300dc" fo:font-weight="bold" style:font-weight-asian="bold" style:font-weight-complex="bold"/>
    </style:style>
    <style:style style:name="ce3" style:family="table-cell" style:parent-style-name="Default">
      <style:text-properties style:font-name="Arial" fo:font-weight="bold" style:font-name-asian="DejaVu Sans" style:font-weight-asian="bold" style:font-name-complex="Lohit Hindi" style:font-weight-complex="bold"/>
    </style:style>
    <style:style style:name="ce4" style:family="table-cell" style:parent-style-name="Default">
      <style:text-properties style:font-name="Arial" style:font-name-asian="DejaVu Sans" style:font-name-complex="Lohit Hindi"/>
    </style:style>
    <style:style style:name="T1" style:family="tex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>
            <text:p>Arborescence : 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>
            <text:p>N1</text:p>
          </table:table-cell>
          <table:table-cell table:style-name="ce2" office:value-type="string">
            <text:p>N2</text:p>
          </table:table-cell>
          <table:table-cell table:style-name="ce2" office:value-type="string">
            <text:p>Nom actue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remarques</text:p>
          </table:table-cell>
          <table:table-cell table:style-name="ce2" office:value-type="string">
            <text:p>questions</text:p>
          </table:table-cell>
          <table:table-cell table:number-columns-repeated="8"/>
          <table:table-cell office:value-type="string">
            <text:p>demande</text:p>
          </table:table-cell>
          <table:table-cell office:value-type="string">
            <text:p>remarque</text:p>
          </table:table-cell>
          <table:table-cell office:value-type="string">
            <text:p>status</text:p>
          </table:table-cell>
          <table:table-cell office:value-type="string">
            <text:p>qui</text:p>
          </table:table-cell>
        </table:table-row>
        <table:table-row table:style-name="ro2">
          <table:table-cell/>
          <table:table-cell office:value-type="string">
            <text:p>découvrir</text:p>
          </table:table-cell>
          <table:table-cell table:number-columns-repeated="13"/>
          <table:table-cell table:style-name="ce1" office:value-type="string">
            <text:p>Liste des roles sur le site :</text:p>
          </table:table-cell>
          <table:table-cell office:value-type="string">
            <text:p>Public, </text:p>
            <text:p>Copil (changement sur les textes = rédacteur), Administrateur, </text:p>
            <text:p>Redacteur d’offre d’emploi et/ou de stage, </text:p>
            <text:p>Participant au forum</text:p>
          </table:table-cell>
          <table:table-cell office:value-type="string">
            <text:p>OK </text:p>
          </table:table-cell>
          <table:table-cell office:value-type="string">
            <text:p>julien</text:p>
          </table:table-cell>
        </table:table-row>
        <table:table-row table:style-name="ro1">
          <table:table-cell table:number-columns-repeated="2"/>
          <table:table-cell office:value-type="string">
            <text:p>La fondation</text:p>
          </table:table-cell>
          <table:table-cell/>
          <table:table-cell office:value-type="string">
            <text:p>article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les fondateurs</text:p>
          </table:table-cell>
          <table:table-cell/>
          <table:table-cell office:value-type="string">
            <text:p>article</text:p>
          </table:table-cell>
          <table:table-cell table:number-columns-repeated="10"/>
          <table:table-cell table:style-name="ce1" office:value-type="string">
            <text:p>Changer le login comme on avait dit.</text:p>
            <text:p/>
          </table:table-cell>
          <table:table-cell table:style-name="ce4" office:value-type="string">
            <text:p>lien en footer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es partenaires</text:p>
          </table:table-cell>
          <table:table-cell/>
          <table:table-cell office:value-type="string">
            <text:p>article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Les sciences cognitives</text:p>
          </table:table-cell>
          <table:table-cell/>
          <table:table-cell office:value-type="string">
            <text:p>article</text:p>
          </table:table-cell>
          <table:table-cell table:number-columns-repeated="10"/>
          <table:table-cell table:style-name="ce3" office:value-type="string">
            <text:p><text:span text:style-name="T1">Verifier la police pour qu’elle passe sur tous les navigateurs</text:span></text:p>
            <text:p><text:span text:style-name="T1"/></text:p>
          </table:table-cell>
          <table:table-cell office:value-type="string">
            <text:p>Quels navigateurs ? </text:p>
          </table:table-cell>
          <table:table-cell office:value-type="string">
            <text:p>chrome</text:p>
            <text:p>Windows ???</text:p>
          </table:table-cell>
          <table:table-cell office:value-type="string">
            <text:p>Julien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/>
          <table:table-cell office:value-type="string">
            <text:p>utiliser</text:p>
          </table:table-cell>
          <table:table-cell table:number-columns-repeated="13"/>
          <table:table-cell table:style-name="ce3" office:value-type="string">
            <text:p>Il faut commencer a travailler le site evennementiel</text:p>
          </table:table-cell>
          <table:table-cell/>
          <table:table-cell office:value-type="string">
            <text:p>ok </text:p>
          </table:table-cell>
          <table:table-cell office:value-type="string">
            <text:p>florent</text:p>
          </table:table-cell>
        </table:table-row>
        <table:table-row table:style-name="ro4">
          <table:table-cell table:number-columns-repeated="2"/>
          <table:table-cell office:value-type="string">
            <text:p>Annuaire</text:p>
          </table:table-cell>
          <table:table-cell/>
          <table:table-cell office:value-type="string">
            <text:p>??</text:p>
          </table:table-cell>
          <table:table-cell/>
          <table:table-cell office:value-type="string">
            <text:p>C'est quoi exactement cet annuaire ?? quel formulaire ??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Documents</text:p>
          </table:table-cell>
          <table:table-cell/>
          <table:table-cell office:value-type="string">
            <text:p>documents</text:p>
          </table:table-cell>
          <table:table-cell office:value-type="string">
            <text:p>liste les documents sur le site</text:p>
          </table:table-cell>
          <table:table-cell table:number-columns-repeated="9"/>
          <table:table-cell table:style-name="ce3" office:value-type="string">
            <text:p>integrer la recherche par MindMatcher</text:p>
          </table:table-cell>
          <table:table-cell office:value-type="string">
            <text:p>CA veut dire quoi concrêtement ??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artographie</text:p>
          </table:table-cell>
          <table:table-cell/>
          <table:table-cell office:value-type="string">
            <text:p>carte</text:p>
          </table:table-cell>
          <table:table-cell table:number-columns-repeated="14"/>
        </table:table-row>
        <table:table-row table:style-name="ro4">
          <table:table-cell table:number-columns-repeated="2"/>
          <table:table-cell office:value-type="string">
            <text:p>Emploi</text:p>
          </table:table-cell>
          <table:table-cell/>
          <table:table-cell office:value-type="string">
            <text:p>offre_emploi</text:p>
          </table:table-cell>
          <table:table-cell office:value-type="string">
            <text:p>liste des offres d'emploi déposées</text:p>
          </table:table-cell>
          <table:table-cell table:number-columns-repeated="9"/>
          <table:table-cell table:style-name="ce1" office:value-type="string">
            <text:p>Les logos a partir des url ??</text:p>
          </table:table-cell>
          <table:table-cell office:value-type="string">
            <text:p>Cad ?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4">
          <table:table-cell/>
          <table:table-cell office:value-type="string">
            <text:p>Evennement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Bar camp</text:p>
          </table:table-cell>
          <table:table-cell/>
          <table:table-cell office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Souteni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Faire un don</text:p>
          </table:table-cell>
          <table:table-cell/>
          <table:table-cell office:value-type="string">
            <text:p>formulaire</text:p>
          </table:table-cell>
          <table:table-cell office:value-type="string">
            <text:p>?? c'est quoi les formulaires pour ces pages ??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Apporter une ressource</text:p>
          </table:table-cell>
          <table:table-cell/>
          <table:table-cell office:value-type="string">
            <text:p>formulaire</text:p>
          </table:table-cell>
          <table:table-cell office:value-type="string">
            <text:p>?? c'est quoi les formulaires pour ces pages ??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Proposer un evennement</text:p>
          </table:table-cell>
          <table:table-cell/>
          <table:table-cell office:value-type="string">
            <text:p>formulaire</text:p>
          </table:table-cell>
          <table:table-cell office:value-type="string">
            <text:p>?? c'est quoi les formulaires pour ces pages ??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Devenir membre</text:p>
          </table:table-cell>
          <table:table-cell/>
          <table:table-cell office:value-type="string">
            <text:p>formulaire</text:p>
          </table:table-cell>
          <table:table-cell office:value-type="string">
            <text:p>?? c'est quoi les formulaires pour ces pages ??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5">
          <table:table-cell/>
          <table:table-cell office:value-type="string">
            <text:p>Contacter</text:p>
          </table:table-cell>
          <table:table-cell table:number-columns-repeated="2"/>
          <table:table-cell office:value-type="string">
            <text:p>formulaire</text:p>
          </table:table-cell>
          <table:table-cell office:value-type="string">
            <text:p>$Nom, $Prénom, $Mail, $CorpsMessage, $Objet</text:p>
            <text:p>Menu déroulant : {Académique, Entreprise, Association, <text:s/>Etudiant, Autre}</text:p>
            <text:p>Menu déroulant : {Faire un don, demande d’informations, déposer une offre d’emploi, publier une ressource, proposer une action, demander un compte}</text:p>
          </table:table-cell>
          <table:table-cell office:value-type="string">
            <text:p>?? c'est quoi les libéllé des “menus déroulants” ???</text:p>
          </table:table-cell>
          <table:table-cell table:number-columns-repeated="1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" office:value-type="string">
            <text:p>Page en “vrac” 'liens à partr de la page “la fondation”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Entrepreneurs</text:p>
          </table:table-cell>
          <table:table-cell/>
          <table:table-cell office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Etudiants</text:p>
          </table:table-cell>
          <table:table-cell/>
          <table:table-cell office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Chercheurs</text:p>
          </table:table-cell>
          <table:table-cell/>
          <table:table-cell office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Associations de patients</text:p>
          </table:table-cell>
          <table:table-cell/>
          <table:table-cell office:value-type="string">
            <text:p>article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11/19/2013</text:date>, <text:time>18:0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ndré</meta:initial-creator>
    <meta:creation-date>2013-11-19T13:18:05</meta:creation-date>
    <dc:date>2013-11-19T18:09:53</dc:date>
    <dc:creator>Florent André</dc:creator>
    <meta:editing-duration>PT31M37S</meta:editing-duration>
    <meta:editing-cycles>13</meta:editing-cycles>
    <meta:generator>OpenOffice/4.0.0$Unix OpenOffice.org_project/400m3$Build-9702</meta:generator>
    <meta:document-statistic meta:table-count="3" meta:cell-count="78" meta:object-count="0"/>
  </office:meta>
</office:document-meta>
</file>